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  <style:text-properties fo:color="#800000"/>
    </style:style>
    <style:style style:name="ce4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4.82pt" svg:height="293.05pt" svg:x="3.63pt" svg:y="147.43pt">
            <loext:p draw:notify-on-update-of-ranges="Sheet1.A7:Sheet1.A11 Sheet1.J6:Sheet1.J6 Sheet1.J7:Sheet1.J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7.65pt" svg:height="360.03pt" svg:x="0pt" svg:y="631.59pt">
            <loext:p draw:notify-on-update-of-ranges="Sheet1.B39:Sheet1.B49 Sheet1.J38:Sheet1.J38 Sheet1.J39:Sheet1.J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38.45pt" svg:height="266.4pt" svg:x="0pt" svg:y="1140.83pt">
            <loext:p draw:notify-on-update-of-ranges="Sheet1.C83:Sheet1.C88 Sheet1.J82:Sheet1.J82 Sheet1.J83:Sheet1.J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39.21pt" svg:height="329.9pt" svg:x="0pt" svg:y="1529.06pt">
            <loext:p draw:notify-on-update-of-ranges="Sheet1.F115:Sheet1.F119 Sheet1.J114:Sheet1.J114 Sheet1.J115:Sheet1.J1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easurements Dynamicsystems Application</text:p>
          </table:table-cell>
          <table:table-cell table:style-name="ce1" table:number-columns-repeated="4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Variable: Thread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Threads ./dynamicsystems -n 100 -w 2000 -h 500 -A 2 -B 0.5 -S 16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7]*[.E7]" office:value-type="float" office:value="1000000" calcext:value-type="float">
            <text:p>1000000</text:p>
          </table:table-cell>
          <table:table-cell office:value-type="float" office:value="3.54259" calcext:value-type="float">
            <text:p>3.54259</text:p>
          </table:table-cell>
          <table:table-cell office:value-type="float" office:value="3.54477" calcext:value-type="float">
            <text:p>3.54477</text:p>
          </table:table-cell>
          <table:table-cell office:value-type="float" office:value="3.57244" calcext:value-type="float">
            <text:p>3.57244</text:p>
          </table:table-cell>
          <table:table-cell table:formula="of:=AVERAGE([.G7:.I7])" office:value-type="float" office:value="3.55326666666667" calcext:value-type="float">
            <text:p>3.5532666667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]*[.E8]" office:value-type="float" office:value="1000000" calcext:value-type="float">
            <text:p>1000000</text:p>
          </table:table-cell>
          <table:table-cell office:value-type="float" office:value="1.94507" calcext:value-type="float">
            <text:p>1.94507</text:p>
          </table:table-cell>
          <table:table-cell office:value-type="float" office:value="1.94534" calcext:value-type="float">
            <text:p>1.94534</text:p>
          </table:table-cell>
          <table:table-cell office:value-type="float" office:value="1.93918" calcext:value-type="float">
            <text:p>1.93918</text:p>
          </table:table-cell>
          <table:table-cell table:formula="of:=AVERAGE([.G8:.I8])" office:value-type="float" office:value="1.94319666666667" calcext:value-type="float">
            <text:p>1.9431966667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9]*[.E9]" office:value-type="float" office:value="1000000" calcext:value-type="float">
            <text:p>1000000</text:p>
          </table:table-cell>
          <table:table-cell office:value-type="float" office:value="1.02483" calcext:value-type="float">
            <text:p>1.02483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0.997477" calcext:value-type="float">
            <text:p>0.997477</text:p>
          </table:table-cell>
          <table:table-cell table:formula="of:=AVERAGE([.G9:.I9])" office:value-type="float" office:value="1.00669033333333" calcext:value-type="float">
            <text:p>1.0066903333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10]*[.E10]" office:value-type="float" office:value="1000000" calcext:value-type="float">
            <text:p>1000000</text:p>
          </table:table-cell>
          <table:table-cell office:value-type="float" office:value="0.549345" calcext:value-type="float">
            <text:p>0.549345</text:p>
          </table:table-cell>
          <table:table-cell office:value-type="float" office:value="0.555051" calcext:value-type="float">
            <text:p>0.555051</text:p>
          </table:table-cell>
          <table:table-cell office:value-type="float" office:value="0.539471" calcext:value-type="float">
            <text:p>0.539471</text:p>
          </table:table-cell>
          <table:table-cell table:formula="of:=AVERAGE([.G10:.I10])" office:value-type="float" office:value="0.547955666666667" calcext:value-type="float">
            <text:p>0.5479556667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11]*[.E11]" office:value-type="float" office:value="1000000" calcext:value-type="float">
            <text:p>1000000</text:p>
          </table:table-cell>
          <table:table-cell office:value-type="float" office:value="0.471253" calcext:value-type="float">
            <text:p>0.471253</text:p>
          </table:table-cell>
          <table:table-cell office:value-type="float" office:value="0.468654" calcext:value-type="float">
            <text:p>0.468654</text:p>
          </table:table-cell>
          <table:table-cell office:value-type="float" office:value="0.46436" calcext:value-type="float">
            <text:p>0.46436</text:p>
          </table:table-cell>
          <table:table-cell table:formula="of:=AVERAGE([.G11:.I11])" office:value-type="float" office:value="0.468089" calcext:value-type="float">
            <text:p>0.468089</text:p>
          </table:table-cell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style-name="ce3" table:number-columns-repeated="10"/>
        </table:table-row>
        <table:table-row table:style-name="ro2">
          <table:table-cell office:value-type="string" calcext:value-type="string">
            <text:p>Variable: Seedpoin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100 -w 2000 -h 500 -A 2 -B 0.5 -S Seedpoints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39]*[.E39]" office:value-type="float" office:value="1000000" calcext:value-type="float">
            <text:p>1000000</text:p>
          </table:table-cell>
          <table:table-cell office:value-type="float" office:value="0.632795" calcext:value-type="float">
            <text:p>0.632795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0.633983" calcext:value-type="float">
            <text:p>0.633983</text:p>
          </table:table-cell>
          <table:table-cell table:formula="of:=AVERAGE([.G39:.I39])" office:value-type="float" office:value="0.626986" calcext:value-type="float">
            <text:p>0.6269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0]*[.E40]" office:value-type="float" office:value="1000000" calcext:value-type="float">
            <text:p>1000000</text:p>
          </table:table-cell>
          <table:table-cell office:value-type="float" office:value="0.696186" calcext:value-type="float">
            <text:p>0.696186</text:p>
          </table:table-cell>
          <table:table-cell office:value-type="float" office:value="0.661011" calcext:value-type="float">
            <text:p>0.661011</text:p>
          </table:table-cell>
          <table:table-cell office:value-type="float" office:value="0.711936" calcext:value-type="float">
            <text:p>0.711936</text:p>
          </table:table-cell>
          <table:table-cell table:formula="of:=AVERAGE([.G40:.I40])" office:value-type="float" office:value="0.689711" calcext:value-type="float">
            <text:p>0.6897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1]*[.E41]" office:value-type="float" office:value="1000000" calcext:value-type="float">
            <text:p>1000000</text:p>
          </table:table-cell>
          <table:table-cell office:value-type="float" office:value="1.05197" calcext:value-type="float">
            <text:p>1.05197</text:p>
          </table:table-cell>
          <table:table-cell office:value-type="float" office:value="1.02349" calcext:value-type="float">
            <text:p>1.02349</text:p>
          </table:table-cell>
          <table:table-cell office:value-type="float" office:value="1.04342" calcext:value-type="float">
            <text:p>1.04342</text:p>
          </table:table-cell>
          <table:table-cell table:formula="of:=AVERAGE([.G41:.I41])" office:value-type="float" office:value="1.03962666666667" calcext:value-type="float">
            <text:p>1.03962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2]*[.E42]" office:value-type="float" office:value="1000000" calcext:value-type="float">
            <text:p>1000000</text:p>
          </table:table-cell>
          <table:table-cell office:value-type="float" office:value="0.461322" calcext:value-type="float">
            <text:p>0.461322</text:p>
          </table:table-cell>
          <table:table-cell office:value-type="float" office:value="0.465704" calcext:value-type="float">
            <text:p>0.465704</text:p>
          </table:table-cell>
          <table:table-cell office:value-type="float" office:value="0.456566" calcext:value-type="float">
            <text:p>0.456566</text:p>
          </table:table-cell>
          <table:table-cell table:formula="of:=AVERAGE([.G42:.I42])" office:value-type="float" office:value="0.461197333333333" calcext:value-type="float">
            <text:p>0.461197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3]*[.E43]" office:value-type="float" office:value="1000000" calcext:value-type="float">
            <text:p>1000000</text:p>
          </table:table-cell>
          <table:table-cell office:value-type="float" office:value="0.840455" calcext:value-type="float">
            <text:p>0.840455</text:p>
          </table:table-cell>
          <table:table-cell office:value-type="float" office:value="0.795394" calcext:value-type="float">
            <text:p>0.795394</text:p>
          </table:table-cell>
          <table:table-cell office:value-type="float" office:value="0.809702" calcext:value-type="float">
            <text:p>0.809702</text:p>
          </table:table-cell>
          <table:table-cell table:formula="of:=AVERAGE([.G43:.I43])" office:value-type="float" office:value="0.815183666666667" calcext:value-type="float">
            <text:p>0.815183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4]*[.E44]" office:value-type="float" office:value="1000000" calcext:value-type="float">
            <text:p>1000000</text:p>
          </table:table-cell>
          <table:table-cell office:value-type="float" office:value="0.54773" calcext:value-type="float">
            <text:p>0.54773</text:p>
          </table:table-cell>
          <table:table-cell office:value-type="float" office:value="0.530746" calcext:value-type="float">
            <text:p>0.530746</text:p>
          </table:table-cell>
          <table:table-cell office:value-type="float" office:value="0.553356" calcext:value-type="float">
            <text:p>0.553356</text:p>
          </table:table-cell>
          <table:table-cell table:formula="of:=AVERAGE([.G44:.I44])" office:value-type="float" office:value="0.543944" calcext:value-type="float">
            <text:p>0.5439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5]*[.E45]" office:value-type="float" office:value="1000000" calcext:value-type="float">
            <text:p>1000000</text:p>
          </table:table-cell>
          <table:table-cell office:value-type="float" office:value="1.87378" calcext:value-type="float">
            <text:p>1.87378</text:p>
          </table:table-cell>
          <table:table-cell office:value-type="float" office:value="1.8742" calcext:value-type="float">
            <text:p>1.8742</text:p>
          </table:table-cell>
          <table:table-cell office:value-type="float" office:value="1.95089" calcext:value-type="float">
            <text:p>1.95089</text:p>
          </table:table-cell>
          <table:table-cell table:formula="of:=AVERAGE([.G45:.I45])" office:value-type="float" office:value="1.89962333333333" calcext:value-type="float">
            <text:p>1.89962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6]*[.E46]" office:value-type="float" office:value="1000000" calcext:value-type="float">
            <text:p>1000000</text:p>
          </table:table-cell>
          <table:table-cell office:value-type="float" office:value="0.871375" calcext:value-type="float">
            <text:p>0.871375</text:p>
          </table:table-cell>
          <table:table-cell office:value-type="float" office:value="0.886632" calcext:value-type="float">
            <text:p>0.886632</text:p>
          </table:table-cell>
          <table:table-cell office:value-type="float" office:value="0.874658" calcext:value-type="float">
            <text:p>0.874658</text:p>
          </table:table-cell>
          <table:table-cell table:formula="of:=AVERAGE([.G46:.I46])" office:value-type="float" office:value="0.877555" calcext:value-type="float">
            <text:p>0.87755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7]*[.E47]" office:value-type="float" office:value="1000000" calcext:value-type="float">
            <text:p>1000000</text:p>
          </table:table-cell>
          <table:table-cell office:value-type="float" office:value="1.56912" calcext:value-type="float">
            <text:p>1.56912</text:p>
          </table:table-cell>
          <table:table-cell office:value-type="float" office:value="1.62433" calcext:value-type="float">
            <text:p>1.62433</text:p>
          </table:table-cell>
          <table:table-cell office:value-type="float" office:value="1.57458" calcext:value-type="float">
            <text:p>1.57458</text:p>
          </table:table-cell>
          <table:table-cell table:formula="of:=AVERAGE([.G47:.I47])" office:value-type="float" office:value="1.58934333333333" calcext:value-type="float">
            <text:p>1.58934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8]*[.E48]" office:value-type="float" office:value="1000000" calcext:value-type="float">
            <text:p>1000000</text:p>
          </table:table-cell>
          <table:table-cell office:value-type="float" office:value="1.53821" calcext:value-type="float">
            <text:p>1.53821</text:p>
          </table:table-cell>
          <table:table-cell office:value-type="float" office:value="1.51662" calcext:value-type="float">
            <text:p>1.51662</text:p>
          </table:table-cell>
          <table:table-cell office:value-type="float" office:value="1.5792" calcext:value-type="float">
            <text:p>1.5792</text:p>
          </table:table-cell>
          <table:table-cell table:formula="of:=AVERAGE([.G48:.I48])" office:value-type="float" office:value="1.54467666666667" calcext:value-type="float">
            <text:p>1.54467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9]*[.E49]" office:value-type="float" office:value="1000000" calcext:value-type="float">
            <text:p>1000000</text:p>
          </table:table-cell>
          <table:table-cell office:value-type="float" office:value="2.91067" calcext:value-type="float">
            <text:p>2.91067</text:p>
          </table:table-cell>
          <table:table-cell office:value-type="float" office:value="2.9275" calcext:value-type="float">
            <text:p>2.9275</text:p>
          </table:table-cell>
          <table:table-cell office:value-type="float" office:value="2.95497" calcext:value-type="float">
            <text:p>2.95497</text:p>
          </table:table-cell>
          <table:table-cell table:formula="of:=AVERAGE([.G49:.I49])" office:value-type="float" office:value="2.93104666666667" calcext:value-type="float">
            <text:p>2.9310466667</text:p>
          </table:table-cell>
        </table:table-row>
        <table:table-row table:style-name="ro2" table:number-rows-repeated="29">
          <table:table-cell table:number-columns-repeated="10"/>
        </table:table-row>
        <table:table-row table:style-name="ro2">
          <table:table-cell table:style-name="ce4" table:number-columns-repeated="10"/>
        </table:table-row>
        <table:table-row table:style-name="ro2">
          <table:table-cell office:value-type="string" calcext:value-type="string">
            <text:p>Variable: Iteratio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Iterations -w 2000 -h 500 -A 2 -B 0.5 -S 16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3]*[.E83]" office:value-type="float" office:value="1000000" calcext:value-type="float">
            <text:p>1000000</text:p>
          </table:table-cell>
          <table:table-cell office:value-type="float" office:value="0.353171" calcext:value-type="float">
            <text:p>0.353171</text:p>
          </table:table-cell>
          <table:table-cell office:value-type="float" office:value="0.343431" calcext:value-type="float">
            <text:p>0.343431</text:p>
          </table:table-cell>
          <table:table-cell office:value-type="float" office:value="0.357675" calcext:value-type="float">
            <text:p>0.357675</text:p>
          </table:table-cell>
          <table:table-cell table:formula="of:=AVERAGE([.G83:.I83])" office:value-type="float" office:value="0.351425666666667" calcext:value-type="float">
            <text:p>0.351425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4]*[.E84]" office:value-type="float" office:value="1000000" calcext:value-type="float">
            <text:p>1000000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517348" calcext:value-type="float">
            <text:p>0.517348</text:p>
          </table:table-cell>
          <table:table-cell office:value-type="float" office:value="0.539704" calcext:value-type="float">
            <text:p>0.539704</text:p>
          </table:table-cell>
          <table:table-cell table:formula="of:=AVERAGE([.G84:.I84])" office:value-type="float" office:value="0.523077333333333" calcext:value-type="float">
            <text:p>0.523077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5]*[.E85]" office:value-type="float" office:value="1000000" calcext:value-type="float">
            <text:p>1000000</text:p>
          </table:table-cell>
          <table:table-cell office:value-type="float" office:value="0.836595" calcext:value-type="float">
            <text:p>0.836595</text:p>
          </table:table-cell>
          <table:table-cell office:value-type="float" office:value="0.819682" calcext:value-type="float">
            <text:p>0.819682</text:p>
          </table:table-cell>
          <table:table-cell office:value-type="float" office:value="0.858198" calcext:value-type="float">
            <text:p>0.858198</text:p>
          </table:table-cell>
          <table:table-cell table:formula="of:=AVERAGE([.G85:.I85])" office:value-type="float" office:value="0.838158333333333" calcext:value-type="float">
            <text:p>0.838158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6]*[.E86]" office:value-type="float" office:value="1000000" calcext:value-type="float">
            <text:p>1000000</text:p>
          </table:table-cell>
          <table:table-cell office:value-type="float" office:value="1.40072" calcext:value-type="float">
            <text:p>1.40072</text:p>
          </table:table-cell>
          <table:table-cell office:value-type="float" office:value="1.3986" calcext:value-type="float">
            <text:p>1.3986</text:p>
          </table:table-cell>
          <table:table-cell office:value-type="float" office:value="1.36498" calcext:value-type="float">
            <text:p>1.36498</text:p>
          </table:table-cell>
          <table:table-cell table:formula="of:=AVERAGE([.G86:.I86])" office:value-type="float" office:value="1.3881" calcext:value-type="float">
            <text:p>1.38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7]*[.E87]" office:value-type="float" office:value="1000000" calcext:value-type="float">
            <text:p>1000000</text:p>
          </table:table-cell>
          <table:table-cell office:value-type="float" office:value="2.43867" calcext:value-type="float">
            <text:p>2.43867</text:p>
          </table:table-cell>
          <table:table-cell office:value-type="float" office:value="2.45681" calcext:value-type="float">
            <text:p>2.45681</text:p>
          </table:table-cell>
          <table:table-cell office:value-type="float" office:value="2.42374" calcext:value-type="float">
            <text:p>2.42374</text:p>
          </table:table-cell>
          <table:table-cell table:formula="of:=AVERAGE([.G87:.I87])" office:value-type="float" office:value="2.43974" calcext:value-type="float">
            <text:p>2.439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8]*[.E88]" office:value-type="float" office:value="1000000" calcext:value-type="float">
            <text:p>1000000</text:p>
          </table:table-cell>
          <table:table-cell office:value-type="float" office:value="4.4938" calcext:value-type="float">
            <text:p>4.4938</text:p>
          </table:table-cell>
          <table:table-cell office:value-type="float" office:value="4.49625" calcext:value-type="float">
            <text:p>4.49625</text:p>
          </table:table-cell>
          <table:table-cell office:value-type="float" office:value="4.50637" calcext:value-type="float">
            <text:p>4.50637</text:p>
          </table:table-cell>
          <table:table-cell table:formula="of:=AVERAGE([.G88:.I88])" office:value-type="float" office:value="4.49880666666667" calcext:value-type="float">
            <text:p>4.4988066667</text:p>
          </table:table-cell>
        </table:table-row>
        <table:table-row table:style-name="ro2" table:number-rows-repeated="22">
          <table:table-cell table:number-columns-repeated="10"/>
        </table:table-row>
        <table:table-row table:style-name="ro2">
          <table:table-cell table:style-name="ce4" table:number-columns-repeated="10"/>
        </table:table-row>
        <table:table-row table:style-name="ro2">
          <table:table-cell office:value-type="string" calcext:value-type="string">
            <text:p>Variable: Pixe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100 -w Pixel_Alpha -h Pixel_Beta -A 2 -B 0.5 -S 8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style-name="ce2" table:formula="of:=[.D115]*[.E115]" office:value-type="float" office:value="250000" calcext:value-type="float">
            <text:p>250000</text:p>
          </table:table-cell>
          <table:table-cell office:value-type="float" office:value="0.15448" calcext:value-type="float">
            <text:p>0.15448</text:p>
          </table:table-cell>
          <table:table-cell office:value-type="float" office:value="0.142538" calcext:value-type="float">
            <text:p>0.142538</text:p>
          </table:table-cell>
          <table:table-cell office:value-type="float" office:value="0.123064" calcext:value-type="float">
            <text:p>0.123064</text:p>
          </table:table-cell>
          <table:table-cell table:formula="of:=AVERAGE([.G115:.I115])" office:value-type="float" office:value="0.140027333333333" calcext:value-type="float">
            <text:p>0.1400273333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style-name="ce2" table:formula="of:=[.D116]*[.E116]" office:value-type="float" office:value="1000000" calcext:value-type="float">
            <text:p>1000000</text:p>
          </table:table-cell>
          <table:table-cell office:value-type="float" office:value="0.44837" calcext:value-type="float">
            <text:p>0.44837</text:p>
          </table:table-cell>
          <table:table-cell office:value-type="float" office:value="0.451933" calcext:value-type="float">
            <text:p>0.451933</text:p>
          </table:table-cell>
          <table:table-cell office:value-type="float" office:value="0.461181" calcext:value-type="float">
            <text:p>0.461181</text:p>
          </table:table-cell>
          <table:table-cell table:formula="of:=AVERAGE([.G116:.I116])" office:value-type="float" office:value="0.453828" calcext:value-type="float">
            <text:p>0.45382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style-name="ce2" table:formula="of:=[.D117]*[.E117]" office:value-type="float" office:value="4000000" calcext:value-type="float">
            <text:p>4000000</text:p>
          </table:table-cell>
          <table:table-cell office:value-type="float" office:value="1.74419" calcext:value-type="float">
            <text:p>1.74419</text:p>
          </table:table-cell>
          <table:table-cell office:value-type="float" office:value="1.68171" calcext:value-type="float">
            <text:p>1.68171</text:p>
          </table:table-cell>
          <table:table-cell office:value-type="float" office:value="1.70063" calcext:value-type="float">
            <text:p>1.70063</text:p>
          </table:table-cell>
          <table:table-cell table:formula="of:=AVERAGE([.G117:.I117])" office:value-type="float" office:value="1.70884333333333" calcext:value-type="float">
            <text:p>1.7088433333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table:style-name="ce2" table:formula="of:=[.D118]*[.E118]" office:value-type="float" office:value="16000000" calcext:value-type="float">
            <text:p>16000000</text:p>
          </table:table-cell>
          <table:table-cell office:value-type="float" office:value="6.56797" calcext:value-type="float">
            <text:p>6.56797</text:p>
          </table:table-cell>
          <table:table-cell office:value-type="float" office:value="6.65115" calcext:value-type="float">
            <text:p>6.65115</text:p>
          </table:table-cell>
          <table:table-cell office:value-type="float" office:value="6.58504" calcext:value-type="float">
            <text:p>6.58504</text:p>
          </table:table-cell>
          <table:table-cell table:formula="of:=AVERAGE([.G118:.I118])" office:value-type="float" office:value="6.60138666666667" calcext:value-type="float">
            <text:p>6.6013866667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4000" calcext:value-type="float">
            <text:p>4000</text:p>
          </table:table-cell>
          <table:table-cell table:style-name="ce2" table:formula="of:=[.D119]*[.E119]" office:value-type="float" office:value="64000000" calcext:value-type="float">
            <text:p>64000000</text:p>
          </table:table-cell>
          <table:table-cell office:value-type="float" office:value="26.1995" calcext:value-type="float">
            <text:p>26.1995</text:p>
          </table:table-cell>
          <table:table-cell office:value-type="float" office:value="26.6754" calcext:value-type="float">
            <text:p>26.6754</text:p>
          </table:table-cell>
          <table:table-cell office:value-type="float" office:value="26.2627" calcext:value-type="float">
            <text:p>26.2627</text:p>
          </table:table-cell>
          <table:table-cell table:formula="of:=AVERAGE([.G119:.I119])" office:value-type="float" office:value="26.3792" calcext:value-type="float">
            <text:p>26.3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6:59:38.493123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04:59.722387140</meta:creation-date>
    <dc:date>2018-01-21T17:25:34.558141707</dc:date>
    <meta:editing-duration>PT55M35S</meta:editing-duration>
    <meta:editing-cycles>17</meta:editing-cycles>
    <meta:generator>LibreOffice/5.1.6.2$Linux_X86_64 LibreOffice_project/10m0$Build-2</meta:generator>
    <meta:document-statistic meta:table-count="1" meta:cell-count="3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96cm" svg:height="10.339cm" xlink:href=".." xlink:type="simple" chart:class="chart:scatter" chart:style-name="ch1">
        <chart:plot-area chart:style-name="ch2" table:cell-range-address="Sheet1.A7:Sheet1.A11 Sheet1.J6:Sheet1.J11" chart:data-source-has-labels="row" svg:x="1.458cm" svg:y="0.206cm" svg:width="20.491cm" svg:height="8.946cm">
          <chartooo:coordinate-region svg:x="2.185cm" svg:y="0.405cm" svg:width="19.577cm" svg:height="8.1cm"/>
          <chart:axis chart:dimension="x" chart:name="primary-x" chart:style-name="ch3">
            <chart:title svg:x="11.05cm" svg:y="9.358cm" chart:style-name="ch4">
              <text:p>Threads</text:p>
            </chart:title>
            <chart:grid chart:style-name="ch5" chart:class="major"/>
          </chart:axis>
          <chart:axis chart:dimension="y" chart:name="primary-y" chart:style-name="ch3">
            <chart:title svg:x="0.451cm" svg:y="5.371cm" chart:style-name="ch6">
              <text:p>Seconds</text:p>
            </chart:title>
            <chart:grid chart:style-name="ch5" chart:class="major"/>
          </chart:axis>
          <chart:series chart:style-name="ch7" chart:values-cell-range-address="Sheet1.J7:Sheet1.J11" chart:label-cell-address="Sheet1.J6:Sheet1.J6" chart:class="chart:scatter">
            <chart:domain table:cell-range-address="Sheet1.A7:Sheet1.A11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11</svg:desc>
                </draw:g>
              </table:table-cell>
              <table:table-cell office:value-type="float" office:value="3.55326666666667">
                <text:p>3.55326666666667</text:p>
                <draw:g>
                  <svg:desc>Sheet1.J7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4319666666667">
                <text:p>1.9431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0669033333333">
                <text:p>1.006690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47955666666667">
                <text:p>0.54795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8089">
                <text:p>0.468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96cm" svg:height="12.702cm" xlink:href=".." xlink:type="simple" chart:class="chart:scatter" chart:style-name="ch1">
        <chart:plot-area chart:style-name="ch2" table:cell-range-address="Sheet1.B39:Sheet1.B49 Sheet1.J38:Sheet1.J49" chart:data-source-has-labels="row" svg:x="1.46cm" svg:y="0.254cm" svg:width="20.587cm" svg:height="11.213cm">
          <chartooo:coordinate-region svg:x="2.187cm" svg:y="0.453cm" svg:width="19.58cm" svg:height="10.367cm"/>
          <chart:axis chart:dimension="x" chart:name="primary-x" chart:style-name="ch3">
            <chart:title svg:x="10.876cm" svg:y="11.721cm" chart:style-name="ch4">
              <text:p>Seedpoints</text:p>
            </chart:title>
            <chart:grid chart:style-name="ch5" chart:class="major"/>
          </chart:axis>
          <chart:axis chart:dimension="y" chart:name="primary-y" chart:style-name="ch3">
            <chart:title svg:x="0.451cm" svg:y="6.552cm" chart:style-name="ch6">
              <text:p>Seconds</text:p>
            </chart:title>
            <chart:grid chart:style-name="ch5" chart:class="major"/>
          </chart:axis>
          <chart:series chart:style-name="ch7" chart:values-cell-range-address="Sheet1.J39:Sheet1.J49" chart:label-cell-address="Sheet1.J38:Sheet1.J38" chart:class="chart:scatter">
            <chart:domain table:cell-range-address="Sheet1.B39:Sheet1.B4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onds</text:p>
                <draw:g>
                  <svg:desc>Sheet1.J38:Sheet1.J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9:Sheet1.B49</svg:desc>
                </draw:g>
              </table:table-cell>
              <table:table-cell office:value-type="float" office:value="0.626986">
                <text:p>0.626986</text:p>
                <draw:g>
                  <svg:desc>Sheet1.J39:Sheet1.J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89711">
                <text:p>0.68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03962666666667">
                <text:p>1.03962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461197333333333">
                <text:p>0.461197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15183666666667">
                <text:p>0.815183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543944">
                <text:p>0.543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.89962333333333">
                <text:p>1.89962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877555">
                <text:p>0.877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.58934333333333">
                <text:p>1.58934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.54467666666667">
                <text:p>1.54467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93104666666667">
                <text:p>2.93104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24cm" svg:height="9.399cm" xlink:href=".." xlink:type="simple" chart:class="chart:scatter" chart:style-name="ch1">
        <chart:plot-area chart:style-name="ch2" table:cell-range-address="Sheet1.C83:Sheet1.C88 Sheet1.J82:Sheet1.J88" chart:data-source-has-labels="row" svg:x="1.461cm" svg:y="0.187cm" svg:width="20.613cm" svg:height="8.044cm">
          <chartooo:coordinate-region svg:x="2.188cm" svg:y="0.386cm" svg:width="19.515cm" svg:height="7.198cm"/>
          <chart:axis chart:dimension="x" chart:name="primary-x" chart:style-name="ch3">
            <chart:title svg:x="11.048cm" svg:y="8.418cm" chart:style-name="ch4">
              <text:p>Iterations</text:p>
            </chart:title>
            <chart:grid chart:style-name="ch5" chart:class="major"/>
          </chart:axis>
          <chart:axis chart:dimension="y" chart:name="primary-y" chart:style-name="ch3">
            <chart:title svg:x="0.451cm" svg:y="4.901cm" chart:style-name="ch6">
              <text:p>Seconds</text:p>
            </chart:title>
            <chart:grid chart:style-name="ch5" chart:class="major"/>
          </chart:axis>
          <chart:series chart:style-name="ch7" chart:values-cell-range-address="Sheet1.J83:Sheet1.J88" chart:label-cell-address="Sheet1.J82:Sheet1.J82" chart:class="chart:scatter">
            <chart:domain table:cell-range-address="Sheet1.C83:Sheet1.C8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conds</text:p>
                <draw:g>
                  <svg:desc>Sheet1.J82:Sheet1.J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C83:Sheet1.C88</svg:desc>
                </draw:g>
              </table:table-cell>
              <table:table-cell office:value-type="float" office:value="0.351425666666667">
                <text:p>0.351425666666667</text:p>
                <draw:g>
                  <svg:desc>Sheet1.J83:Sheet1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23077333333333">
                <text:p>0.52307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3881">
                <text:p>1.3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4.49880666666667">
                <text:p>4.49880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11.639cm" xlink:href=".." xlink:type="simple" chart:class="chart:scatter" chart:style-name="ch1">
        <chart:plot-area chart:style-name="ch2" table:cell-range-address="Sheet1.F115:Sheet1.F119 Sheet1.J114:Sheet1.J119" chart:data-source-has-labels="row" svg:x="1.462cm" svg:y="0.232cm" svg:width="20.638cm" svg:height="10.194cm">
          <chartooo:coordinate-region svg:x="2.083cm" svg:y="0.431cm" svg:width="19.274cm" svg:height="9.348cm"/>
          <chart:axis chart:dimension="x" chart:name="primary-x" chart:style-name="ch3">
            <chart:title svg:x="11.367cm" svg:y="10.658cm" chart:style-name="ch4">
              <text:p>Pixel</text:p>
            </chart:title>
            <chart:grid chart:style-name="ch5" chart:class="major"/>
          </chart:axis>
          <chart:axis chart:dimension="y" chart:name="primary-y" chart:style-name="ch3">
            <chart:title svg:x="0.451cm" svg:y="6.021cm" chart:style-name="ch6">
              <text:p>Seconds</text:p>
            </chart:title>
            <chart:grid chart:style-name="ch5" chart:class="major"/>
          </chart:axis>
          <chart:series chart:style-name="ch7" chart:values-cell-range-address="Sheet1.J115:Sheet1.J119" chart:label-cell-address="Sheet1.J114:Sheet1.J114" chart:class="chart:scatter">
            <chart:domain table:cell-range-address="Sheet1.F115:Sheet1.F1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conds</text:p>
                <draw:g>
                  <svg:desc>Sheet1.J114:Sheet1.J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">
                <text:p>250000</text:p>
                <draw:g>
                  <svg:desc>Sheet1.F115:Sheet1.F119</svg:desc>
                </draw:g>
              </table:table-cell>
              <table:table-cell office:value-type="float" office:value="0.140027333333333">
                <text:p>0.140027333333333</text:p>
                <draw:g>
                  <svg:desc>Sheet1.J115:Sheet1.J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453828">
                <text:p>0.45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">
                <text:p>4000000</text:p>
              </table:table-cell>
              <table:table-cell office:value-type="float" office:value="1.70884333333333">
                <text:p>1.70884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0">
                <text:p>16000000</text:p>
              </table:table-cell>
              <table:table-cell office:value-type="float" office:value="6.60138666666667">
                <text:p>6.60138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0000">
                <text:p>64000000</text:p>
              </table:table-cell>
              <table:table-cell office:value-type="float" office:value="26.3792">
                <text:p>26.3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